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tracked-changes>
        <text:changed-region xml:id="ct47230912" text:id="ct47230912">
          <text:insertion>
            <office:change-info>
              <dc:creator>Ruben Bär</dc:creator>
              <dc:date>2011-06-07T11:28:00</dc:date>
            </office:change-info>
          </text:insertion>
        </text:changed-region>
        <text:changed-region xml:id="ct47280848" text:id="ct47280848">
          <text:format-change>
            <office:change-info>
              <dc:creator>Ruben Bär</dc:creator>
              <dc:date>2011-06-07T11:52:00</dc:date>
            </office:change-info>
          </text:format-change>
        </text:changed-region>
        <text:changed-region xml:id="ct47208912" text:id="ct47208912">
          <text:deletion>
            <office:change-info>
              <dc:creator>Ruben Bär</dc:creator>
              <dc:date>2011-06-07T11:50:00</dc:date>
            </office:change-info>
            <text:p text:style-name="P1">heutigen </text:p>
          </text:deletion>
        </text:changed-region>
        <text:changed-region xml:id="ct47258832" text:id="ct47258832">
          <text:insertion>
            <office:change-info>
              <dc:creator>Ruben Bär</dc:creator>
              <dc:date>2011-06-07T11:38:00</dc:date>
            </office:change-info>
          </text:insertion>
        </text:changed-region>
        <text:changed-region xml:id="ct47227376" text:id="ct47227376">
          <text:deletion>
            <office:change-info>
              <dc:creator>Ruben Bär</dc:creator>
              <dc:date>2011-06-07T11:38:00</dc:date>
            </office:change-info>
            <text:p text:style-name="P1">T</text:p>
          </text:deletion>
        </text:changed-region>
        <text:changed-region xml:id="ct47259488" text:id="ct47259488">
          <text:deletion>
            <office:change-info>
              <dc:creator>Ruben Bär</dc:creator>
              <dc:date>2011-06-07T11:39:00</dc:date>
            </office:change-info>
            <text:p text:style-name="P1">stark an die</text:p>
          </text:deletion>
        </text:changed-region>
        <text:changed-region xml:id="ct47290144" text:id="ct47290144">
          <text:insertion>
            <office:change-info>
              <dc:creator>Ruben Bär</dc:creator>
              <dc:date>2011-06-07T11:39:00</dc:date>
            </office:change-info>
          </text:insertion>
        </text:changed-region>
        <text:changed-region xml:id="ct47264144" text:id="ct47264144">
          <text:deletion>
            <office:change-info>
              <dc:creator>Ruben Bär</dc:creator>
              <dc:date>2011-06-07T11:39:00</dc:date>
            </office:change-info>
            <text:p text:style-name="P1"><text:s/>gebunden</text:p>
          </text:deletion>
        </text:changed-region>
        <text:changed-region xml:id="ct47279088" text:id="ct47279088">
          <text:insertion>
            <office:change-info>
              <dc:creator>Ruben Bär</dc:creator>
              <dc:date>2011-06-07T11:40:00</dc:date>
            </office:change-info>
          </text:insertion>
        </text:changed-region>
        <text:changed-region xml:id="ct47279952" text:id="ct47279952">
          <text:deletion>
            <office:change-info>
              <dc:creator>Ruben Bär</dc:creator>
              <dc:date>2011-06-07T11:40:00</dc:date>
            </office:change-info>
            <text:p text:style-name="P1">,</text:p>
          </text:deletion>
        </text:changed-region>
        <text:changed-region xml:id="ct47280144" text:id="ct47280144">
          <text:insertion>
            <office:change-info>
              <dc:creator>Ruben Bär</dc:creator>
              <dc:date>2011-06-07T11:40:00</dc:date>
            </office:change-info>
          </text:insertion>
        </text:changed-region>
        <text:changed-region xml:id="ct47283664" text:id="ct47283664">
          <text:insertion>
            <office:change-info>
              <dc:creator>Ruben Bär</dc:creator>
              <dc:date>2011-06-07T11:41:00</dc:date>
            </office:change-info>
          </text:insertion>
        </text:changed-region>
        <text:changed-region xml:id="ct47283856" text:id="ct47283856">
          <text:deletion>
            <office:change-info>
              <dc:creator>Ruben Bär</dc:creator>
              <dc:date>2011-06-07T11:42:00</dc:date>
            </office:change-info>
            <text:p text:style-name="P1">was den Programmierer in manchen Fällen einschränkt und dazu zwingt, unsichere Typenkonstrukte wie Casts zu verwenden. </text:p>
          </text:deletion>
        </text:changed-region>
        <text:changed-region xml:id="ct47307936" text:id="ct47307936">
          <text:insertion>
            <office:change-info>
              <dc:creator>Ruben Bär</dc:creator>
              <dc:date>2011-06-07T11:51:00</dc:date>
            </office:change-info>
          </text:insertion>
        </text:changed-region>
        <text:changed-region xml:id="ct47247456" text:id="ct47247456">
          <text:insertion>
            <office:change-info>
              <dc:creator>Ruben Bär</dc:creator>
              <dc:date>2011-06-07T11:52:00</dc:date>
            </office:change-info>
          </text:insertion>
        </text:changed-region>
        <text:changed-region xml:id="ct47287712" text:id="ct47287712">
          <text:insertion>
            <office:change-info>
              <dc:creator>Ruben Bär</dc:creator>
              <dc:date>2011-06-07T11:45:00</dc:date>
            </office:change-info>
          </text:insertion>
        </text:changed-region>
        <text:changed-region xml:id="ct47247648" text:id="ct47247648">
          <text:deletion>
            <office:change-info>
              <dc:creator>Stefan Heinemann</dc:creator>
              <dc:date>2011-06-08T00:29:00</dc:date>
            </office:change-info>
            <text:p text:style-name="P1">en</text:p>
          </text:deletion>
        </text:changed-region>
        <text:changed-region xml:id="ct47252720" text:id="ct47252720">
          <text:insertion>
            <office:change-info>
              <dc:creator>Stefan Heinemann</dc:creator>
              <dc:date>2011-06-08T00:29:00</dc:date>
            </office:change-info>
          </text:insertion>
        </text:changed-region>
        <text:changed-region xml:id="ct47315456" text:id="ct47315456">
          <text:insertion>
            <office:change-info>
              <dc:creator>Ruben Bär</dc:creator>
              <dc:date>2011-06-07T11:45:00</dc:date>
            </office:change-info>
          </text:insertion>
        </text:changed-region>
        <text:changed-region xml:id="ct47315648" text:id="ct47315648">
          <text:insertion>
            <office:change-info>
              <dc:creator>Ruben Bär</dc:creator>
              <dc:date>2011-06-07T11:46:00</dc:date>
            </office:change-info>
          </text:insertion>
        </text:changed-region>
        <text:changed-region xml:id="ct46978784" text:id="ct46978784">
          <text:insertion>
            <office:change-info>
              <dc:creator>Ruben Bär</dc:creator>
              <dc:date>2011-06-07T11:54:00</dc:date>
            </office:change-info>
          </text:insertion>
        </text:changed-region>
        <text:changed-region xml:id="ct47302944" text:id="ct47302944">
          <text:insertion>
            <office:change-info>
              <dc:creator>Stefan Heinemann</dc:creator>
              <dc:date>2011-06-08T00:29:00</dc:date>
            </office:change-info>
          </text:insertion>
        </text:changed-region>
        <text:changed-region xml:id="ct46975824" text:id="ct46975824">
          <text:insertion>
            <office:change-info>
              <dc:creator>Ruben Bär</dc:creator>
              <dc:date>2011-06-07T11:54:00</dc:date>
            </office:change-info>
          </text:insertion>
        </text:changed-region>
        <text:changed-region xml:id="ct47289104" text:id="ct47289104">
          <text:deletion>
            <office:change-info>
              <dc:creator>Ruben Bär</dc:creator>
              <dc:date>2011-06-07T11:56:00</dc:date>
            </office:change-info>
            <text:p text:style-name="P1">Diese Bachelorarbeit präsentiert </text:p>
          </text:deletion>
        </text:changed-region>
        <text:changed-region xml:id="ct46959040" text:id="ct46959040">
          <text:deletion>
            <office:change-info>
              <dc:creator>Ruben Bär</dc:creator>
              <dc:date>2011-06-07T11:53:00</dc:date>
            </office:change-info>
            <text:p text:style-name="P1">ein </text:p>
          </text:deletion>
        </text:changed-region>
        <text:changed-region xml:id="ct46977328" text:id="ct46977328">
          <text:deletion>
            <office:change-info>
              <dc:creator>Ruben Bär</dc:creator>
              <dc:date>2011-06-07T11:48:00</dc:date>
            </office:change-info>
            <text:p text:style-name="P1">neues Konzept der Vererbung bekannt als Subclassing und eine rudimentäre Programmiersprache, welche dieses Konzept implementiert.</text:p>
          </text:deletion>
        </text:changed-region>
        <text:changed-region xml:id="ct46992944" text:id="ct46992944">
          <text:insertion>
            <office:change-info>
              <dc:creator>Ruben Bär</dc:creator>
              <dc:date>2011-06-07T12:00:00</dc:date>
            </office:change-info>
          </text:insertion>
        </text:changed-region>
        <text:changed-region xml:id="ct46993248" text:id="ct46993248">
          <text:insertion>
            <office:change-info>
              <dc:creator>Ruben Bär</dc:creator>
              <dc:date>2011-06-07T12:00:00</dc:date>
            </office:change-info>
          </text:insertion>
        </text:changed-region>
        <text:changed-region xml:id="ct46976656" text:id="ct46976656">
          <text:deletion>
            <office:change-info>
              <dc:creator>Ruben Bär</dc:creator>
              <dc:date>2011-06-07T12:00:00</dc:date>
            </office:change-info>
            <text:p text:style-name="P1">als</text:p>
          </text:deletion>
        </text:changed-region>
        <text:changed-region xml:id="ct47307328" text:id="ct47307328">
          <text:insertion>
            <office:change-info>
              <dc:creator>Ruben Bär</dc:creator>
              <dc:date>2011-06-07T12:00:00</dc:date>
            </office:change-info>
          </text:insertion>
        </text:changed-region>
        <text:changed-region xml:id="ct47307520" text:id="ct47307520">
          <text:deletion>
            <office:change-info>
              <dc:creator>Ruben Bär</dc:creator>
              <dc:date>2011-06-07T12:00:00</dc:date>
            </office:change-info>
            <text:p text:style-name="P1"><text:span text:style-name="T1">Subtyping</text:span> <text:s text:c="2"/>bekannt ist</text:p>
          </text:deletion>
        </text:changed-region>
        <text:changed-region xml:id="ct47307712" text:id="ct47307712">
          <text:insertion>
            <office:change-info>
              <dc:creator>Ruben Bär</dc:creator>
              <dc:date>2011-06-07T12:00:00</dc:date>
            </office:change-info>
          </text:insertion>
        </text:changed-region>
        <text:changed-region xml:id="ct47242976" text:id="ct47242976">
          <text:deletion>
            <office:change-info>
              <dc:creator>Ruben Bär</dc:creator>
              <dc:date>2011-06-07T12:01:00</dc:date>
            </office:change-info>
            <text:p text:style-name="P1">Dabei wird bei der Vererbung einer Klasse automatisch ein neuer Typ kreiert. </text:p>
          </text:deletion>
        </text:changed-region>
        <text:changed-region xml:id="ct47252448" text:id="ct47252448">
          <text:insertion>
            <office:change-info>
              <dc:creator>Ruben Bär</dc:creator>
              <dc:date>2011-06-07T12:01:00</dc:date>
            </office:change-info>
          </text:insertion>
        </text:changed-region>
        <text:changed-region xml:id="ct47281200" text:id="ct47281200">
          <text:deletion>
            <office:change-info>
              <dc:creator>Ruben Bär</dc:creator>
              <dc:date>2011-06-07T12:01:00</dc:date>
            </office:change-info>
            <text:p text:style-name="P1">en</text:p>
          </text:deletion>
        </text:changed-region>
        <text:changed-region xml:id="ct47281808" text:id="ct47281808">
          <text:deletion>
            <office:change-info>
              <dc:creator>Ruben Bär</dc:creator>
              <dc:date>2011-06-07T12:01:00</dc:date>
            </office:change-info>
            <text:p text:style-name="P1">durch Subtypen ersetzt werden können</text:p>
          </text:deletion>
        </text:changed-region>
        <text:changed-region xml:id="ct47281392" text:id="ct47281392">
          <text:insertion>
            <office:change-info>
              <dc:creator>Ruben Bär</dc:creator>
              <dc:date>2011-06-07T12:01:00</dc:date>
            </office:change-info>
          </text:insertion>
        </text:changed-region>
        <text:changed-region xml:id="ct47281584" text:id="ct47281584">
          <text:insertion>
            <office:change-info>
              <dc:creator>Stefan Heinemann</dc:creator>
              <dc:date>2011-06-08T13:44:00</dc:date>
            </office:change-info>
          </text:insertion>
        </text:changed-region>
        <text:changed-region xml:id="ct47301904" text:id="ct47301904">
          <text:insertion>
            <office:change-info>
              <dc:creator>Ruben Bär</dc:creator>
              <dc:date>2011-06-07T12:01:00</dc:date>
            </office:change-info>
          </text:insertion>
        </text:changed-region>
        <text:changed-region xml:id="ct47302560" text:id="ct47302560">
          <text:insertion>
            <office:change-info>
              <dc:creator>Stefan Heinemann</dc:creator>
              <dc:date>2011-06-08T13:44:00</dc:date>
            </office:change-info>
          </text:insertion>
        </text:changed-region>
        <text:changed-region xml:id="ct47302752" text:id="ct47302752">
          <text:insertion>
            <office:change-info>
              <dc:creator>Ruben Bär</dc:creator>
              <dc:date>2011-06-07T12:01:00</dc:date>
            </office:change-info>
          </text:insertion>
        </text:changed-region>
        <text:changed-region xml:id="ct47285520" text:id="ct47285520">
          <text:insertion>
            <office:change-info>
              <dc:creator>Ruben Bär</dc:creator>
              <dc:date>2011-06-07T12:02:00</dc:date>
            </office:change-info>
          </text:insertion>
        </text:changed-region>
        <text:changed-region xml:id="ct47302096" text:id="ct47302096">
          <text:deletion>
            <office:change-info>
              <dc:creator>Stefan Heinemann</dc:creator>
              <dc:date>2011-06-08T13:44:00</dc:date>
            </office:change-info>
            <text:p text:style-name="P1">e</text:p>
          </text:deletion>
        </text:changed-region>
        <text:changed-region xml:id="ct47302288" text:id="ct47302288">
          <text:insertion>
            <office:change-info>
              <dc:creator>Ruben Bär</dc:creator>
              <dc:date>2011-06-07T12:02:00</dc:date>
            </office:change-info>
          </text:insertion>
        </text:changed-region>
        <text:changed-region xml:id="ct47243360" text:id="ct47243360">
          <text:deletion>
            <office:change-info>
              <dc:creator>Ruben Bär</dc:creator>
              <dc:date>2011-06-07T12:02:00</dc:date>
            </office:change-info>
            <text:p text:style-name="P1">Diese </text:p>
          </text:deletion>
        </text:changed-region>
        <text:changed-region xml:id="ct47243168" text:id="ct47243168">
          <text:deletion>
            <office:change-info>
              <dc:creator>Ruben Bär</dc:creator>
              <dc:date>2011-06-07T12:04:00</dc:date>
            </office:change-info>
            <text:p text:style-name="P1">Eigenschaft führt jedoch auch gewisse Einschränkungen mit sich, damit die Typen sicher ersetzt werden können.</text:p>
          </text:deletion>
        </text:changed-region>
        <text:changed-region xml:id="ct47307024" text:id="ct47307024">
          <text:insertion>
            <office:change-info>
              <dc:creator>Ruben Bär</dc:creator>
              <dc:date>2011-06-07T12:04:00</dc:date>
            </office:change-info>
          </text:insertion>
        </text:changed-region>
        <text:changed-region xml:id="ct47285296" text:id="ct47285296">
          <text:format-change>
            <office:change-info>
              <dc:creator>Ruben Bär</dc:creator>
              <dc:date>2011-06-07T12:05:00</dc:date>
            </office:change-info>
          </text:format-change>
        </text:changed-region>
        <text:changed-region xml:id="ct47244704" text:id="ct47244704">
          <text:format-change>
            <office:change-info>
              <dc:creator>Ruben Bär</dc:creator>
              <dc:date>2011-06-07T12:05:00</dc:date>
            </office:change-info>
          </text:format-change>
        </text:changed-region>
        <text:changed-region xml:id="ct47243744" text:id="ct47243744">
          <text:format-change>
            <office:change-info>
              <dc:creator>Ruben Bär</dc:creator>
              <dc:date>2011-06-07T12:05:00</dc:date>
            </office:change-info>
          </text:format-change>
        </text:changed-region>
        <text:changed-region xml:id="ct47303264" text:id="ct47303264">
          <text:insertion>
            <office:change-info>
              <dc:creator>Ruben Bär</dc:creator>
              <dc:date>2011-06-07T12:05:00</dc:date>
            </office:change-info>
          </text:insertion>
        </text:changed-region>
        <text:changed-region xml:id="ct47303808" text:id="ct47303808">
          <text:format-change>
            <office:change-info>
              <dc:creator>Ruben Bär</dc:creator>
              <dc:date>2011-06-07T12:04:00</dc:date>
            </office:change-info>
          </text:format-change>
        </text:changed-region>
        <text:changed-region xml:id="ct47304144" text:id="ct47304144">
          <text:deletion>
            <office:change-info>
              <dc:creator>Ruben Bär</dc:creator>
              <dc:date>2011-06-07T12:05:00</dc:date>
            </office:change-info>
            <text:p text:style-name="P2">-Klasse</text:p>
          </text:deletion>
        </text:changed-region>
        <text:changed-region xml:id="ct46988112" text:id="ct46988112">
          <text:insertion>
            <office:change-info>
              <dc:creator>Ruben Bär</dc:creator>
              <dc:date>2011-06-07T12:05:00</dc:date>
            </office:change-info>
          </text:insertion>
        </text:changed-region>
        <text:changed-region xml:id="ct47303456" text:id="ct47303456">
          <text:deletion>
            <office:change-info>
              <dc:creator>Stefan Heinemann</dc:creator>
              <dc:date>2011-06-08T13:45:00</dc:date>
            </office:change-info>
            <text:p text:style-name="P2">e</text:p>
          </text:deletion>
        </text:changed-region>
        <text:changed-region xml:id="ct46686928" text:id="ct46686928">
          <text:insertion>
            <office:change-info>
              <dc:creator>Ruben Bär</dc:creator>
              <dc:date>2011-06-07T12:05:00</dc:date>
            </office:change-info>
          </text:insertion>
        </text:changed-region>
        <text:changed-region xml:id="ct46687120" text:id="ct46687120">
          <text:deletion>
            <office:change-info>
              <dc:creator>Ruben Bär</dc:creator>
              <dc:date>2011-06-07T12:05:00</dc:date>
            </office:change-info>
            <text:p text:style-name="P2">die Methode</text:p>
          </text:deletion>
        </text:changed-region>
        <text:changed-region xml:id="ct46691664" text:id="ct46691664">
          <text:insertion>
            <office:change-info>
              <dc:creator>Ruben Bär</dc:creator>
              <dc:date>2011-06-07T12:06:00</dc:date>
            </office:change-info>
          </text:insertion>
        </text:changed-region>
        <text:changed-region xml:id="ct46692720" text:id="ct46692720">
          <text:insertion>
            <office:change-info>
              <dc:creator>Ruben Bär</dc:creator>
              <dc:date>2011-06-07T12:07:00</dc:date>
            </office:change-info>
          </text:insertion>
        </text:changed-region>
        <text:changed-region xml:id="ct46689296" text:id="ct46689296">
          <text:deletion>
            <office:change-info>
              <dc:creator>Stefan Heinemann</dc:creator>
              <dc:date>2011-06-08T13:45:00</dc:date>
            </office:change-info>
            <text:p text:style-name="P2"><text:s/></text:p>
          </text:deletion>
        </text:changed-region>
        <text:changed-region xml:id="ct46689072" text:id="ct46689072">
          <text:deletion>
            <office:change-info>
              <dc:creator>Stefan Heinemann</dc:creator>
              <dc:date>2011-06-08T13:46:00</dc:date>
            </office:change-info>
            <text:p text:style-name="P2">S</text:p>
          </text:deletion>
        </text:changed-region>
        <text:changed-region xml:id="ct46687600" text:id="ct46687600">
          <text:insertion>
            <office:change-info>
              <dc:creator>Stefan Heinemann</dc:creator>
              <dc:date>2011-06-08T13:46:00</dc:date>
            </office:change-info>
          </text:insertion>
        </text:changed-region>
        <text:changed-region xml:id="ct46689488" text:id="ct46689488">
          <text:insertion>
            <office:change-info>
              <dc:creator>Ruben Bär</dc:creator>
              <dc:date>2011-06-07T12:07:00</dc:date>
            </office:change-info>
          </text:insertion>
        </text:changed-region>
        <text:changed-region xml:id="ct46689680" text:id="ct46689680">
          <text:deletion>
            <office:change-info>
              <dc:creator>Ruben Bär</dc:creator>
              <dc:date>2011-06-07T12:07:00</dc:date>
            </office:change-info>
            <text:p text:style-name="P2"><text:s/>Der/die ProgrammiererIn ist gezwungen, auf unsichere Sprachkonzepte wie Casts zurück zu greifen.</text:p>
          </text:deletion>
        </text:changed-region>
        <text:changed-region xml:id="ct46690576" text:id="ct46690576">
          <text:insertion>
            <office:change-info>
              <dc:creator>Ruben Bär</dc:creator>
              <dc:date>2011-06-07T12:07:00</dc:date>
            </office:change-info>
          </text:insertion>
        </text:changed-region>
        <text:changed-region xml:id="ct47317232" text:id="ct47317232">
          <text:insertion>
            <office:change-info>
              <dc:creator>Ruben Bär</dc:creator>
              <dc:date>2011-06-07T12:08:00</dc:date>
            </office:change-info>
          </text:insertion>
        </text:changed-region>
        <text:changed-region xml:id="ct47319360" text:id="ct47319360">
          <text:insertion>
            <office:change-info>
              <dc:creator>Ruben Bär</dc:creator>
              <dc:date>2011-06-07T12:09:00</dc:date>
            </office:change-info>
          </text:insertion>
        </text:changed-region>
        <text:changed-region xml:id="ct47319552" text:id="ct47319552">
          <text:deletion>
            <office:change-info>
              <dc:creator>Ruben Bär</dc:creator>
              <dc:date>2011-06-07T12:33:00</dc:date>
            </office:change-info>
            <text:p text:style-name="P2"/>
            <text:p text:style-name="P1"><text:span text:style-name="T2">Da genannte Sprachen die Typenhierarchie implizit fest an die Vererbungshierarchie koppeln, ist dem/der ProgrammiererIn kein Werkzeg gegeben, Code wiederverwendbar zu machen ohne Subtypen zu kreieren. Das Konzept </text:span><text:span text:style-name="T1">Subclassing</text:span><text:span text:style-name="T2"> schafft dem Abhilfe.</text:span></text:p>
          </text:deletion>
        </text:changed-region>
        <text:changed-region xml:id="ct46974736" text:id="ct46974736">
          <text:deletion>
            <office:change-info>
              <dc:creator>Ruben Bär</dc:creator>
              <dc:date>2011-06-07T12:11:00</dc:date>
            </office:change-info>
            <text:p text:style-name="P2">vorgestellt</text:p>
          </text:deletion>
        </text:changed-region>
        <text:changed-region xml:id="ct47243552" text:id="ct47243552">
          <text:insertion>
            <office:change-info>
              <dc:creator>Ruben Bär</dc:creator>
              <dc:date>2011-06-07T12:11:00</dc:date>
            </office:change-info>
          </text:insertion>
        </text:changed-region>
        <text:changed-region xml:id="ct46736608" text:id="ct46736608">
          <text:deletion>
            <office:change-info>
              <dc:creator>Ruben Bär</dc:creator>
              <dc:date>2011-06-07T12:11:00</dc:date>
            </office:change-info>
            <text:p text:style-name="P2">.</text:p>
          </text:deletion>
        </text:changed-region>
        <text:changed-region xml:id="ct46734528" text:id="ct46734528">
          <text:deletion>
            <office:change-info>
              <dc:creator>Ruben Bär</dc:creator>
              <dc:date>2011-06-07T12:12:00</dc:date>
            </office:change-info>
            <text:p text:style-name="P2">Dieses</text:p>
          </text:deletion>
        </text:changed-region>
        <text:changed-region xml:id="ct46687344" text:id="ct46687344">
          <text:insertion>
            <office:change-info>
              <dc:creator>Ruben Bär</dc:creator>
              <dc:date>2011-06-07T12:12:00</dc:date>
            </office:change-info>
          </text:insertion>
        </text:changed-region>
        <text:changed-region xml:id="ct46742672" text:id="ct46742672">
          <text:insertion>
            <office:change-info>
              <dc:creator>Stefan Heinemann</dc:creator>
              <dc:date>2011-06-08T13:46:00</dc:date>
            </office:change-info>
          </text:insertion>
        </text:changed-region>
        <text:changed-region xml:id="ct46990544" text:id="ct46990544">
          <text:deletion>
            <office:change-info>
              <dc:creator>Ruben Bär</dc:creator>
              <dc:date>2011-06-07T12:11:00</dc:date>
            </office:change-info>
            <text:p text:style-name="P2">es</text:p>
          </text:deletion>
        </text:changed-region>
        <text:changed-region xml:id="ct47319088" text:id="ct47319088">
          <text:deletion>
            <office:change-info>
              <dc:creator>Ruben Bär</dc:creator>
              <dc:date>2011-06-07T12:10:00</dc:date>
            </office:change-info>
            <text:p text:style-name="P2"><text:s/>dem/der ProgrammiererIn,</text:p>
          </text:deletion>
        </text:changed-region>
        <text:changed-region xml:id="ct47305216" text:id="ct47305216">
          <text:deletion>
            <office:change-info>
              <dc:creator>Ruben Bär</dc:creator>
              <dc:date>2011-06-07T12:11:00</dc:date>
            </office:change-info>
            <text:p text:style-name="P2"><text:s/></text:p>
          </text:deletion>
        </text:changed-region>
        <text:changed-region xml:id="ct46988960" text:id="ct46988960">
          <text:deletion>
            <office:change-info>
              <dc:creator>Ruben Bär</dc:creator>
              <dc:date>2011-06-07T12:12:00</dc:date>
            </office:change-info>
            <text:p text:style-name="P2">Manche</text:p>
          </text:deletion>
        </text:changed-region>
        <text:changed-region xml:id="ct46988512" text:id="ct46988512">
          <text:insertion>
            <office:change-info>
              <dc:creator>Ruben Bär</dc:creator>
              <dc:date>2011-06-07T12:12:00</dc:date>
            </office:change-info>
          </text:insertion>
        </text:changed-region>
        <text:changed-region xml:id="ct46981792" text:id="ct46981792">
          <text:deletion>
            <office:change-info>
              <dc:creator>Ruben Bär</dc:creator>
              <dc:date>2011-06-07T12:13:00</dc:date>
            </office:change-info>
            <text:p text:style-name="P2">also solche die die eigene Klasse referenzieren</text:p>
          </text:deletion>
        </text:changed-region>
        <text:changed-region xml:id="ct46981184" text:id="ct46981184">
          <text:insertion>
            <office:change-info>
              <dc:creator>Ruben Bär</dc:creator>
              <dc:date>2011-06-07T12:13:00</dc:date>
            </office:change-info>
          </text:insertion>
        </text:changed-region>
        <text:changed-region xml:id="ct46983712" text:id="ct46983712">
          <text:insertion>
            <office:change-info>
              <dc:creator>Stefan Heinemann</dc:creator>
              <dc:date>2011-06-08T13:47:00</dc:date>
            </office:change-info>
          </text:insertion>
        </text:changed-region>
        <text:changed-region xml:id="ct46989920" text:id="ct46989920">
          <text:insertion>
            <office:change-info>
              <dc:creator>Ruben Bär</dc:creator>
              <dc:date>2011-06-07T12:13:00</dc:date>
            </office:change-info>
          </text:insertion>
        </text:changed-region>
        <text:changed-region xml:id="ct46732912" text:id="ct46732912">
          <text:insertion>
            <office:change-info>
              <dc:creator>Ruben Bär</dc:creator>
              <dc:date>2011-06-07T12:14:00</dc:date>
            </office:change-info>
          </text:insertion>
        </text:changed-region>
        <text:changed-region xml:id="ct46992592" text:id="ct46992592">
          <text:deletion>
            <office:change-info>
              <dc:creator>Ruben Bär</dc:creator>
              <dc:date>2011-06-07T12:21:00</dc:date>
            </office:change-info>
            <text:p text:style-name="P2">. </text:p>
          </text:deletion>
        </text:changed-region>
        <text:changed-region xml:id="ct46986624" text:id="ct46986624">
          <text:insertion>
            <office:change-info>
              <dc:creator>Ruben Bär</dc:creator>
              <dc:date>2011-06-07T12:21:00</dc:date>
            </office:change-info>
          </text:insertion>
        </text:changed-region>
        <text:changed-region xml:id="ct46986816" text:id="ct46986816">
          <text:insertion>
            <office:change-info>
              <dc:creator>Ruben Bär</dc:creator>
              <dc:date>2011-06-07T12:22:00</dc:date>
            </office:change-info>
          </text:insertion>
        </text:changed-region>
        <text:changed-region xml:id="ct47319744" text:id="ct47319744">
          <text:deletion>
            <office:change-info>
              <dc:creator>Ruben Bär</dc:creator>
              <dc:date>2011-06-07T12:23:00</dc:date>
            </office:change-info>
            <text:p text:style-name="P2"><text:s/></text:p>
          </text:deletion>
        </text:changed-region>
        <text:changed-region xml:id="ct46688752" text:id="ct46688752">
          <text:insertion>
            <office:change-info>
              <dc:creator>Ruben Bär</dc:creator>
              <dc:date>2011-06-07T12:23:00</dc:date>
            </office:change-info>
          </text:insertion>
        </text:changed-region>
        <text:changed-region xml:id="ct47319936" text:id="ct47319936">
          <text:deletion>
            <office:change-info>
              <dc:creator>Stefan Heinemann</dc:creator>
              <dc:date>2011-06-08T13:47:00</dc:date>
            </office:change-info>
            <text:p text:style-name="P2">e</text:p>
          </text:deletion>
        </text:changed-region>
        <text:changed-region xml:id="ct46746480" text:id="ct46746480">
          <text:insertion>
            <office:change-info>
              <dc:creator>Ruben Bär</dc:creator>
              <dc:date>2011-06-07T12:23:00</dc:date>
            </office:change-info>
          </text:insertion>
        </text:changed-region>
        <text:changed-region xml:id="ct46742032" text:id="ct46742032">
          <text:deletion>
            <office:change-info>
              <dc:creator>Stefan Heinemann</dc:creator>
              <dc:date>2011-06-08T13:47:00</dc:date>
            </office:change-info>
            <text:p text:style-name="P2">E</text:p>
          </text:deletion>
        </text:changed-region>
        <text:changed-region xml:id="ct46747552" text:id="ct46747552">
          <text:insertion>
            <office:change-info>
              <dc:creator>Stefan Heinemann</dc:creator>
              <dc:date>2011-06-08T13:47:00</dc:date>
            </office:change-info>
          </text:insertion>
        </text:changed-region>
        <text:changed-region xml:id="ct46739936" text:id="ct46739936">
          <text:insertion>
            <office:change-info>
              <dc:creator>Ruben Bär</dc:creator>
              <dc:date>2011-06-07T12:23:00</dc:date>
            </office:change-info>
          </text:insertion>
        </text:changed-region>
        <text:changed-region xml:id="ct46742432" text:id="ct46742432">
          <text:insertion>
            <office:change-info>
              <dc:creator>Ruben Bär</dc:creator>
              <dc:date>2011-06-07T12:24:00</dc:date>
            </office:change-info>
          </text:insertion>
        </text:changed-region>
        <text:changed-region xml:id="ct46740480" text:id="ct46740480">
          <text:deletion>
            <office:change-info>
              <dc:creator>Stefan Heinemann</dc:creator>
              <dc:date>2011-06-08T13:47:00</dc:date>
            </office:change-info>
            <text:p text:style-name="P2">e-</text:p>
          </text:deletion>
        </text:changed-region>
        <text:changed-region xml:id="ct46983904" text:id="ct46983904">
          <text:insertion>
            <office:change-info>
              <dc:creator>Stefan Heinemann</dc:creator>
              <dc:date>2011-06-08T13:47:00</dc:date>
            </office:change-info>
          </text:insertion>
        </text:changed-region>
        <text:changed-region xml:id="ct47016272" text:id="ct47016272">
          <text:insertion>
            <office:change-info>
              <dc:creator>Ruben Bär</dc:creator>
              <dc:date>2011-06-07T12:24:00</dc:date>
            </office:change-info>
          </text:insertion>
        </text:changed-region>
        <text:changed-region xml:id="ct47306800" text:id="ct47306800">
          <text:insertion>
            <office:change-info>
              <dc:creator>Ruben Bär</dc:creator>
              <dc:date>2011-06-07T12:25:00</dc:date>
            </office:change-info>
          </text:insertion>
        </text:changed-region>
        <text:changed-region xml:id="ct46738560" text:id="ct46738560">
          <text:insertion>
            <office:change-info>
              <dc:creator>Stefan Heinemann</dc:creator>
              <dc:date>2011-06-08T13:47:00</dc:date>
            </office:change-info>
          </text:insertion>
        </text:changed-region>
        <text:changed-region xml:id="ct46741600" text:id="ct46741600">
          <text:insertion>
            <office:change-info>
              <dc:creator>Ruben Bär</dc:creator>
              <dc:date>2011-06-07T12:25:00</dc:date>
            </office:change-info>
          </text:insertion>
        </text:changed-region>
        <text:changed-region xml:id="ct46747008" text:id="ct46747008">
          <text:insertion>
            <office:change-info>
              <dc:creator>Ruben Bär</dc:creator>
              <dc:date>2011-06-07T12:26:00</dc:date>
            </office:change-info>
          </text:insertion>
        </text:changed-region>
        <text:changed-region xml:id="ct47018112" text:id="ct47018112">
          <text:insertion>
            <office:change-info>
              <dc:creator>Ruben Bär</dc:creator>
              <dc:date>2011-06-07T12:27:00</dc:date>
            </office:change-info>
          </text:insertion>
        </text:changed-region>
        <text:changed-region xml:id="ct47018464" text:id="ct47018464">
          <text:insertion>
            <office:change-info>
              <dc:creator>Ruben Bär</dc:creator>
              <dc:date>2011-06-07T12:28:00</dc:date>
            </office:change-info>
          </text:insertion>
        </text:changed-region>
        <text:changed-region xml:id="ct47015456" text:id="ct47015456">
          <text:deletion>
            <office:change-info>
              <dc:creator>Stefan Heinemann</dc:creator>
              <dc:date>2011-06-08T13:48:00</dc:date>
            </office:change-info>
            <text:p text:style-name="P2">e</text:p>
          </text:deletion>
        </text:changed-region>
        <text:changed-region xml:id="ct47019520" text:id="ct47019520">
          <text:insertion>
            <office:change-info>
              <dc:creator>Ruben Bär</dc:creator>
              <dc:date>2011-06-07T12:28:00</dc:date>
            </office:change-info>
          </text:insertion>
        </text:changed-region>
        <text:changed-region xml:id="ct47019168" text:id="ct47019168">
          <text:deletion>
            <office:change-info>
              <dc:creator>Stefan Heinemann</dc:creator>
              <dc:date>2011-06-08T13:48:00</dc:date>
            </office:change-info>
            <text:p text:style-name="P2">e</text:p>
          </text:deletion>
        </text:changed-region>
        <text:changed-region xml:id="ct47018816" text:id="ct47018816">
          <text:insertion>
            <office:change-info>
              <dc:creator>Ruben Bär</dc:creator>
              <dc:date>2011-06-07T12:28:00</dc:date>
            </office:change-info>
          </text:insertion>
        </text:changed-region>
        <text:changed-region xml:id="ct46745920" text:id="ct46745920">
          <text:insertion>
            <office:change-info>
              <dc:creator>Ruben Bär</dc:creator>
              <dc:date>2011-06-07T12:29:00</dc:date>
            </office:change-info>
          </text:insertion>
        </text:changed-region>
        <text:changed-region xml:id="ct47017568" text:id="ct47017568">
          <text:deletion>
            <office:change-info>
              <dc:creator>Ruben Bär</dc:creator>
              <dc:date>2011-06-07T12:29:00</dc:date>
            </office:change-info>
            <text:p text:style-name="P2">Dazu wird das Keyword <text:span text:style-name="T1">MyType</text:span> eingeführt. Dieses Keyword wird je nach Verwendung der Klasse, ob als Subtype oder Subclass vererbt, entsprechend gebunden.</text:p>
          </text:deletion>
        </text:changed-region>
        <text:changed-region xml:id="ct46738032" text:id="ct46738032">
          <text:deletion>
            <office:change-info>
              <dc:creator>Ruben Bär</dc:creator>
              <dc:date>2011-06-07T12:33:00</dc:date>
            </office:change-info>
            <text:p text:style-name="P3">Ooplss</text:p>
          </text:deletion>
        </text:changed-region>
        <text:changed-region xml:id="ct46744896" text:id="ct46744896">
          <text:insertion>
            <office:change-info>
              <dc:creator>Ruben Bär</dc:creator>
              <dc:date>2011-06-07T12:33:00</dc:date>
            </office:change-info>
          </text:insertion>
        </text:changed-region>
        <text:changed-region xml:id="ct46743072" text:id="ct46743072">
          <text:deletion>
            <office:change-info>
              <dc:creator>Ruben Bär</dc:creator>
              <dc:date>2011-06-07T12:30:00</dc:date>
            </office:change-info>
            <text:p text:style-name="P2">das Ganze in die Praxis umzusetzen</text:p>
          </text:deletion>
        </text:changed-region>
        <text:changed-region xml:id="ct47022000" text:id="ct47022000">
          <text:insertion>
            <office:change-info>
              <dc:creator>Ruben Bär</dc:creator>
              <dc:date>2011-06-07T12:30:00</dc:date>
            </office:change-info>
          </text:insertion>
        </text:changed-region>
        <text:changed-region xml:id="ct47016752" text:id="ct47016752">
          <text:insertion>
            <office:change-info>
              <dc:creator>Ruben Bär</dc:creator>
              <dc:date>2011-06-07T12:36:00</dc:date>
            </office:change-info>
          </text:insertion>
        </text:changed-region>
        <text:changed-region xml:id="ct47016944" text:id="ct47016944">
          <text:insertion>
            <office:change-info>
              <dc:creator>Ruben Bär</dc:creator>
              <dc:date>2011-06-07T12:30:00</dc:date>
            </office:change-info>
          </text:insertion>
        </text:changed-region>
        <text:changed-region xml:id="ct47287376" text:id="ct47287376">
          <text:deletion>
            <office:change-info>
              <dc:creator>Ruben Bär</dc:creator>
              <dc:date>2011-06-07T12:30:00</dc:date>
            </office:change-info>
            <text:p text:style-name="P2">K</text:p>
          </text:deletion>
        </text:changed-region>
        <text:changed-region xml:id="ct46690256" text:id="ct46690256">
          <text:deletion>
            <office:change-info>
              <dc:creator>Ruben Bär</dc:creator>
              <dc:date>2011-06-07T12:30:00</dc:date>
            </office:change-info>
            <text:p text:style-name="P2">der Vererbung </text:p>
          </text:deletion>
        </text:changed-region>
        <text:changed-region xml:id="ct47304864" text:id="ct47304864">
          <text:insertion>
            <office:change-info>
              <dc:creator>Ruben Bär</dc:creator>
              <dc:date>2011-06-07T12:37:00</dc:date>
            </office:change-info>
          </text:insertion>
        </text:changed-region>
        <text:changed-region xml:id="ct47287040" text:id="ct47287040">
          <text:insertion>
            <office:change-info>
              <dc:creator>Ruben Bär</dc:creator>
              <dc:date>2011-06-07T12:38:00</dc:date>
            </office:change-info>
          </text:insertion>
        </text:changed-region>
        <text:changed-region xml:id="ct46689904" text:id="ct46689904">
          <text:deletion>
            <office:change-info>
              <dc:creator>Ruben Bär</dc:creator>
              <dc:date>2011-06-07T12:38:00</dc:date>
            </office:change-info>
            <text:p text:style-name="P2"><text:s/>und</text:p>
          </text:deletion>
        </text:changed-region>
        <text:changed-region xml:id="ct47304368" text:id="ct47304368">
          <text:insertion>
            <office:change-info>
              <dc:creator>Ruben Bär</dc:creator>
              <dc:date>2011-06-07T12:30:00</dc:date>
            </office:change-info>
          </text:insertion>
        </text:changed-region>
        <text:changed-region xml:id="ct47243936" text:id="ct47243936">
          <text:deletion>
            <office:change-info>
              <dc:creator>Stefan Heinemann</dc:creator>
              <dc:date>2011-06-08T13:48:00</dc:date>
            </office:change-info>
            <text:p text:style-name="P2">Phase</text:p>
          </text:deletion>
        </text:changed-region>
        <text:changed-region xml:id="ct47304560" text:id="ct47304560">
          <text:deletion>
            <office:change-info>
              <dc:creator>Stefan Heinemann</dc:creator>
              <dc:date>2011-06-08T13:48:00</dc:date>
            </office:change-info>
            <text:p text:style-name="P2"><text:s/></text:p>
          </text:deletion>
        </text:changed-region>
        <text:changed-region xml:id="ct46692464" text:id="ct46692464">
          <text:insertion>
            <office:change-info>
              <dc:creator>Ruben Bär</dc:creator>
              <dc:date>2011-06-07T12:30:00</dc:date>
            </office:change-info>
          </text:insertion>
        </text:changed-region>
        <text:changed-region xml:id="ct47244128" text:id="ct47244128">
          <text:insertion>
            <office:change-info>
              <dc:creator>Stefan Heinemann</dc:creator>
              <dc:date>2011-06-08T13:48:00</dc:date>
            </office:change-info>
          </text:insertion>
        </text:changed-region>
        <text:changed-region xml:id="ct47285008" text:id="ct47285008">
          <text:insertion>
            <office:change-info>
              <dc:creator>Ruben Bär</dc:creator>
              <dc:date>2011-06-07T12:30:00</dc:date>
            </office:change-info>
          </text:insertion>
        </text:changed-region>
        <text:changed-region xml:id="ct46691472" text:id="ct46691472">
          <text:insertion>
            <office:change-info>
              <dc:creator>Ruben Bär</dc:creator>
              <dc:date>2011-06-07T12:37:00</dc:date>
            </office:change-info>
          </text:insertion>
        </text:changed-region>
        <text:changed-region xml:id="ct46688560" text:id="ct46688560">
          <text:insertion>
            <office:change-info>
              <dc:creator>Ruben Bär</dc:creator>
              <dc:date>2011-06-07T12:31:00</dc:date>
            </office:change-info>
          </text:insertion>
        </text:changed-region>
        <text:changed-region xml:id="ct47023456" text:id="ct47023456">
          <text:deletion>
            <office:change-info>
              <dc:creator>Ruben Bär</dc:creator>
              <dc:date>2011-06-07T12:31:00</dc:date>
            </office:change-info>
            <text:p text:style-name="P2"><text:s/>einen kompletten Type Checker.</text:p>
          </text:deletion>
        </text:changed-region>
        <text:changed-region xml:id="ct47029984" text:id="ct47029984">
          <text:deletion>
            <office:change-info>
              <dc:creator>Ruben Bär</dc:creator>
              <dc:date>2011-06-07T12:33:00</dc:date>
            </office:change-info>
            <text:p text:style-name="P2">Ooplss</text:p>
          </text:deletion>
        </text:changed-region>
        <text:changed-region xml:id="ct46984528" text:id="ct46984528">
          <text:insertion>
            <office:change-info>
              <dc:creator>Ruben Bär</dc:creator>
              <dc:date>2011-06-07T12:3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iel</text:p>
      <text:p text:style-name="Standard"/>
      <text:p text:style-name="Standard">1. Ruben Bär <text:a xlink:type="simple" xlink:href="mailto:ruben.baer@codedump.ch">ruben.baer@codedump.ch</text:a></text:p>
      <text:p text:style-name="Standard">2. Stefan Heinemann <text:a xlink:type="simple" xlink:href="mailto:stefan.heinemann@codedump.ch">stefan.heinemann@codedump.ch</text:a></text:p>
      <text:p text:style-name="Standard"/>
      <text:p text:style-name="Standard">Ruben Bär 079 364 63 21</text:p>
      <text:p text:style-name="Standard"/>
      <text:p text:style-name="Standard">Olivier Biberstein <text:a xlink:type="simple" xlink:href="mailto:olivier.biberstein@bfh.ch">olivier.biberstein@bfh.ch</text:a></text:p>
      <text:p text:style-name="P7"/>
      <text:p text:style-name="P7">Titel (50 Zeichen)</text:p>
      <text:p text:style-name="Standard"/>
      <text:p text:style-name="Standard"><text:change-start text:change-id="ct47230912"/><office:annotation><dc:creator>Ruben Bär</dc:creator><dc:date>2011-06-07T11:28:14</dc:date><text:p text:style-name="P8"><text:span text:style-name="T5">Unser Schwerpunkt oder der vom Thema?</text:span></text:p></office:annotation><text:change-end text:change-id="ct47230912"/>Computer Perception and Virtual Reality / Prof. Dr. Olivier Biberstein</text:p>
      <text:p text:style-name="Standard">Experte: Prof. Dr. Andreas Spichiger</text:p>
      <text:p text:style-name="Standard"/>
      <text:p text:style-name="P7">Lead: </text:p>
      <text:p text:style-name="P7"/>
      <text:p text:style-name="P1"><text:change-start text:change-id="ct47280848"/><text:span text:style-name="T1">Subtyping</text:span><text:change-end text:change-id="ct47280848"/> ist ein weitverbreitetes Konzept in <text:change text:change-id="ct47208912"/>Programmiersprachen wie C++, Java oder C# um Vererbung und Polymorphie zu realisieren. Die <text:change-start text:change-id="ct47258832"/>Subt<text:change-end text:change-id="ct47258832"/><text:change text:change-id="ct47227376"/>ypenhierarchie ist dabei <text:change text:change-id="ct47259488"/><text:change-start text:change-id="ct47290144"/>äquivalent mit der<text:change-end text:change-id="ct47290144"/> Vererbungshierarchie<text:change text:change-id="ct47264144"/><text:change-start text:change-id="ct47279088"/>.<text:change-end text:change-id="ct47279088"/><text:change text:change-id="ct47279952"/> <text:change-start text:change-id="ct47280144"/>Dies macht eine Ver<text:change-end text:change-id="ct47280144"/><text:change-start text:change-id="ct47283664"/>erbung unmöglich, die dem Gedanken der Wiederverwendung entspricht.<text:change-end text:change-id="ct47283664"/><text:change text:change-id="ct47283856"/><text:change-start text:change-id="ct47307936"/> <text:change-end text:change-id="ct47307936"/><text:change-start text:change-id="ct47247456"/>Um dies zu ermöglichen,<text:change-end text:change-id="ct47247456"/><text:change-start text:change-id="ct47287712"/> wurd<text:change-end text:change-id="ct47287712"/><text:change text:change-id="ct47247648"/><text:change-start text:change-id="ct47252720"/>e<text:change-end text:change-id="ct47252720"/><text:change-start text:change-id="ct47315456"/> unter anderem das Konzept von <text:span text:style-name="T1">Subclassing</text:span> präsentiert. <text:change-end text:change-id="ct47315456"/><text:change-start text:change-id="ct47315648"/><text:s/><text:change-end text:change-id="ct47315648"/><text:change-start text:change-id="ct46978784"/>Innerhalb dieser Bachelorarbeit wurde eine Sprache entwickelt, die beide Konzept zur Ableitung bereitstellt und für welche<text:change-end text:change-id="ct46978784"/><text:change-start text:change-id="ct47302944"/>s<text:change-end text:change-id="ct47302944"/><text:change-start text:change-id="ct46975824"/> ein rudimentärer Compiler erstellt wurde.<text:change-end text:change-id="ct46975824"/><text:change text:change-id="ct47289104"/><text:change text:change-id="ct46959040"/><text:change text:change-id="ct46977328"/></text:p>
      <text:p text:style-name="Standard"/>
      <text:p text:style-name="P7">Text: </text:p>
      <text:p text:style-name="P7"/>
      <text:p text:style-name="P7">Subtyping</text:p>
      <text:p text:style-name="P1">Moderne <text:change-start text:change-id="ct46992944"/>und populäre <text:change-end text:change-id="ct46992944"/>objektorientierte Programmiersprachen kennen ein Vererbungskonzept<text:change-start text:change-id="ct46993248"/>,<text:change-end text:change-id="ct46993248"/> welches <text:change text:change-id="ct46976656"/><text:change-start text:change-id="ct47307328"/>automatisch<text:change-end text:change-id="ct47307328"/> <text:change text:change-id="ct47307520"/><text:change-start text:change-id="ct47307712"/><text:span text:style-name="T1">Subtypen</text:span> erstellt<text:change-end text:change-id="ct47307712"/>. <text:change text:change-id="ct47242976"/>Dies ermöglicht die polymorphe Verwendung von Typen, indem <text:change-start text:change-id="ct47252448"/>ein <text:change-end text:change-id="ct47252448"/>Typ<text:change text:change-id="ct47281200"/> <text:change text:change-id="ct47281808"/><text:change-start text:change-id="ct47281392"/>sicher durch eine<text:change-end text:change-id="ct47281392"/><text:change-start text:change-id="ct47281584"/>n<text:change-end text:change-id="ct47281584"/><text:change-start text:change-id="ct47301904"/> Subtyp<text:change-end text:change-id="ct47301904"/><text:change-start text:change-id="ct47302560"/>en<text:change-end text:change-id="ct47302560"/><text:change-start text:change-id="ct47302752"/> ersetzt werden kann<text:change-end text:change-id="ct47302752"/>. <text:change-start text:change-id="ct47285520"/>Damit diese Ersetzung ohne Typenfehler möglich ist, muss ein Subtyp<text:change-end text:change-id="ct47285520"/><text:change text:change-id="ct47302096"/><text:change-start text:change-id="ct47302288"/> gewisse Eigenschaften einhalten<text:change-end text:change-id="ct47302288"/><text:change text:change-id="ct47243360"/><text:change text:change-id="ct47243168"/><text:change-start text:change-id="ct47307024"/>.<text:change-end text:change-id="ct47307024"/> So können zum Beispiel Methodenargumente nicht weiter spezialisiert werden. Diese Problematik wird z.B. bei<text:span text:style-name="T1"> </text:span><text:change-start text:change-id="ct47285296"/><text:span text:style-name="T2">der</text:span><text:change-end text:change-id="ct47285296"/><text:span text:style-name="T1"> </text:span><text:change-start text:change-id="ct47244704"/><text:span text:style-name="T1">equals</text:span><text:change-end text:change-id="ct47244704"/><text:span text:style-name="T2"> Methode</text:span><text:span text:style-name="T1"> </text:span><text:change-start text:change-id="ct47243744"/><text:span text:style-name="T2">der</text:span><text:change-end text:change-id="ct47243744"/><text:change-start text:change-id="ct47303264"/><text:span text:style-name="T2"> Klasse</text:span><text:change-end text:change-id="ct47303264"/><text:span text:style-name="T1"> </text:span><text:change-start text:change-id="ct47303808"/><text:span text:style-name="T1">Object</text:span><text:change-end text:change-id="ct47303808"/><text:change text:change-id="ct47304144"/><text:span text:style-name="T2"> bei Java offensichtlich: </text:span><text:change-start text:change-id="ct46988112"/><text:span text:style-name="T2">Der Typ</text:span><text:change-end text:change-id="ct46988112"/><text:change text:change-id="ct47303456"/><text:change-start text:change-id="ct46686928"/><text:span text:style-name="T2"> des Methodenarguments </text:span><text:change-end text:change-id="ct46686928"/><text:change text:change-id="ct46687120"/><text:span text:style-name="T2"><text:s/>kann nicht weiter eingeschränkt werden, so dass sie den spezifisch zu vergleichenden Typ verlangt.</text:span><text:change-start text:change-id="ct46691664"/><text:span text:style-name="T2"> Dies führt dazu, dass </text:span><text:change-end text:change-id="ct46691664"/><text:change-start text:change-id="ct46692720"/><text:span text:style-name="T2">unsichere Sprachkonstrukte wie ein Cast, welche das Typen</text:span><text:change-end text:change-id="ct46692720"/><text:change text:change-id="ct46689296"/><text:change text:change-id="ct46689072"/><text:change-start text:change-id="ct46687600"/><text:span text:style-name="T2">s</text:span><text:change-end text:change-id="ct46687600"/><text:change-start text:change-id="ct46689488"/><text:span text:style-name="T2">ystem umgehen, unvermeidlich sind</text:span><text:change-end text:change-id="ct46689488"/><text:change text:change-id="ct46689680"/><text:change-start text:change-id="ct46690576"/><text:span text:style-name="T2">. </text:span><text:change-end text:change-id="ct46690576"/><text:change-start text:change-id="ct47317232"/><text:span text:style-name="T2">Diese sind mühselig und </text:span><text:change-end text:change-id="ct47317232"/><text:change-start text:change-id="ct47319360"/><text:span text:style-name="T2">fehleranfällig während der Laufzeit.</text:span><text:change-end text:change-id="ct47319360"/><text:change text:change-id="ct47319552"/></text:p>
      <text:p text:style-name="P2"/>
      <text:p text:style-name="P3">Subclassing</text:p>
      <text:p text:style-name="P2">In dieser Arbeit wird das Konzept des <text:span text:style-name="T1">Subclassing</text:span> <text:change text:change-id="ct46974736"/><text:change-start text:change-id="ct47243552"/>aufgegriffen,<text:change-end text:change-id="ct47243552"/><text:change text:change-id="ct46736608"/> <text:change text:change-id="ct46734528"/><text:change-start text:change-id="ct46687344"/>welches<text:change-end text:change-id="ct46687344"/> ermöglicht<text:change-start text:change-id="ct46742672"/>,<text:change-end text:change-id="ct46742672"/> <text:change text:change-id="ct46990544"/><text:change text:change-id="ct47319088"/><text:change text:change-id="ct47305216"/>Code in Klassen zu vererben, ohne Subtypen zu erstellen. <text:change text:change-id="ct46988960"/><text:change-start text:change-id="ct46988512"/>Viele<text:change-end text:change-id="ct46988512"/> Programmiersprachen kennen zwar parametrisierte Klassen, bekannt als Generics in Java oder Templates in C++. Diese lösen jedoch nicht das Problem von rekursiven Typen, <text:change text:change-id="ct46981792"/><text:change-start text:change-id="ct46981184"/>welche ihren eigenen Type<text:change-end text:change-id="ct46981184"/><text:change-start text:change-id="ct46983712"/>n<text:change-end text:change-id="ct46983712"/><text:change-start text:change-id="ct46989920"/> als Methodenpara<text:change-end text:change-id="ct46989920"/><text:change-start text:change-id="ct46732912"/>meter erwarten<text:change-end text:change-id="ct46732912"/><text:change text:change-id="ct46992592"/><text:change-start text:change-id="ct46986624"/>, wie e<text:change-end text:change-id="ct46986624"/><text:change-start text:change-id="ct46986816"/>s bei der Methode <text:span text:style-name="T1">equals</text:span> der Fall wäre.<text:change-end text:change-id="ct46986816"/><text:change text:change-id="ct47319744"/><text:change-start text:change-id="ct46688752"/> Aus diesem Grund haben wir eine spezielle Typ<text:change-end text:change-id="ct46688752"/><text:change text:change-id="ct47319936"/><text:change-start text:change-id="ct46746480"/>-Variable, <text:span text:style-name="T1">MyType</text:span>. <text:change-end text:change-id="ct46746480"/><text:change text:change-id="ct46742032"/><text:change-start text:change-id="ct46747552"/>e<text:change-end text:change-id="ct46747552"/><text:change-start text:change-id="ct46739936"/>ingeführt<text:change-end text:change-id="ct46739936"/><text:change-start text:change-id="ct46742432"/>. Diese Typ<text:change-end text:change-id="ct46742432"/><text:change text:change-id="ct46740480"/><text:change-start text:change-id="ct46983904"/>-<text:change-end text:change-id="ct46983904"/><text:change-start text:change-id="ct47016272"/>Variable kann als impliziter Typenparameter verstanden werden, welche<text:change-end text:change-id="ct47016272"/><text:change-start text:change-id="ct47306800"/>r den eigenen Type<text:change-end text:change-id="ct47306800"/><text:change-start text:change-id="ct46738560"/>n<text:change-end text:change-id="ct46738560"/><text:change-start text:change-id="ct46741600"/> bzw. <text:change-end text:change-id="ct46741600"/><text:change-start text:change-id="ct46747008"/>Typen von Subklassen erwartet. Dieser Typenparameter ist daher notwendigerweise implizit, weil sonst eine unendliche <text:change-end text:change-id="ct46747008"/><text:change-start text:change-id="ct47018112"/>Typendeklaration notwendig wäre. Abhängig davon, <text:change-end text:change-id="ct47018112"/><text:change-start text:change-id="ct47018464"/>ob bei der Ableitung ein Subtyp<text:change-end text:change-id="ct47018464"/><text:change text:change-id="ct47015456"/><text:change-start text:change-id="ct47019520"/> oder eine Subklasse erstellt werden soll, wird diese Typ<text:change-end text:change-id="ct47019520"/><text:change text:change-id="ct47019168"/><text:change-start text:change-id="ct47018816"/>-Variable in der ganzen Typenhierarchie entsprechend Gebunden<text:change-end text:change-id="ct47018816"/><text:change-start text:change-id="ct46745920"/>.<text:change-end text:change-id="ct46745920"/><text:change text:change-id="ct47017568"/></text:p>
      <text:p text:style-name="P2"/>
      <text:p text:style-name="P3"><text:change text:change-id="ct46738032"/><text:change-start text:change-id="ct46744896"/>OOPLSS<text:change-end text:change-id="ct46744896"/></text:p>
      <text:p text:style-name="P2">Um <text:change text:change-id="ct46743072"/><text:change-start text:change-id="ct47022000"/>das Modell zu testen<text:change-end text:change-id="ct47022000"/>, wurde im Rahmen dieser Arbeit eine Programmiersprache entwickelt und <text:change-start text:change-id="ct47016752"/>grösstenteils <text:change-end text:change-id="ct47016752"/>implementiert, welche diese beiden <text:change-start text:change-id="ct47016944"/>Ableitungsk<text:change-end text:change-id="ct47016944"/><text:change text:change-id="ct47287376"/>onzepte <text:change text:change-id="ct46690256"/>umsetzt. Diese Sprache ist syntaktisch an Java und Scala angelehnt<text:change-start text:change-id="ct47304864"/>. Der Co<text:change-end text:change-id="ct47304864"/><text:change-start text:change-id="ct47287040"/>mpiler<text:change-end text:change-id="ct47287040"/><text:change text:change-id="ct46689904"/> implementiert<text:change-start text:change-id="ct47304368"/> dabei jede <text:change-end text:change-id="ct47304368"/><text:change text:change-id="ct47243936"/><text:change text:change-id="ct47304560"/><text:change-start text:change-id="ct46692464"/>notwendige Phase, <text:soft-page-break/>von <text:change-end text:change-id="ct46692464"/><text:change-start text:change-id="ct47244128"/>der <text:change-end text:change-id="ct47244128"/><text:change-start text:change-id="ct47285008"/>lexikalischen über <text:change-end text:change-id="ct47285008"/><text:change-start text:change-id="ct46691472"/>die semantische Analyse<text:change-end text:change-id="ct46691472"/><text:change-start text:change-id="ct46688560"/> bis zum übersetzen in den Zielcode.<text:change-end text:change-id="ct46688560"/><text:change text:change-id="ct47023456"/> Auf einige in Programmiersprachen gängige Features, die für den Sachverhalt dieser Arbeit irrelevant sind, wurde vorerst verzichtet. Erweiterungen sind jedoch ohne weiteres denkbar. Übersetzt wird <text:change text:change-id="ct47029984"/><text:change-start text:change-id="ct46984528"/>OOPLSS<text:change-end text:change-id="ct46984528"/> in Java, was den Zugriff auf das Java-Framework denkbar macht.</text:p>
      <text:p text:style-name="Standard"/>
      <text:p text:style-name="P7">Bildlegende: Möglichst kurze Sätze</text:p>
      <text:p text:style-name="Standard"/>
      <text:p text:style-name="P7">Bemerkungen</text:p>
      <text:p text:style-name="Standard"/>
      <text:p text:style-name="Standard">08.06.2011 Ber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CH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06T20:19:38</meta:creation-date>
    <meta:editing-duration>PT6H46M2S</meta:editing-duration>
    <meta:editing-cycles>142</meta:editing-cycles>
    <meta:generator>LibreOffice/3.3$Unix LibreOffice_project/330m19$Build-202</meta:generator>
    <dc:date>2011-06-14T00:40:36</dc:date>
    <dc:creator>Ruben Bär</dc:creator>
    <meta:printed-by>Stefan Heinemann</meta:printed-by>
    <meta:print-date>2011-06-08T00:18:30</meta:print-date>
    <meta:document-statistic meta:table-count="0" meta:image-count="0" meta:object-count="0" meta:page-count="2" meta:paragraph-count="70" meta:word-count="622" meta:character-count="4597"/>
  </office:meta>
</office:document-meta>
</file>